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1pt" fo:font-style="normal" fo:font-weight="normal"/>
    </style:style>
    <style:style style:name="P6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ext_20_body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1pt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11pt" fo:background-color="#ffff00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9pt" fo:background-color="#ffff00" style:font-size-asian="9pt" style:font-size-complex="9pt"/>
    </style:style>
    <style:style style:name="P14" style:family="paragraph" style:parent-style-name="Preformatted_20_Text">
      <style:paragraph-properties fo:margin-top="0cm" fo:margin-bottom="0.499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Preformatted_20_Text">
      <style:text-properties fo:background-color="#ffff00"/>
    </style:style>
    <style:style style:name="P16" style:family="paragraph" style:parent-style-name="Table_20_Contents">
      <style:paragraph-properties fo:text-align="justify" style:justify-single-word="false"/>
      <style:text-properties fo:background-color="#ffff00"/>
    </style:style>
    <style:style style:name="P17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" fo:font-size="11pt" style:font-size-asian="11pt" style:font-size-complex="11pt"/>
    </style:style>
    <style:style style:name="P18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Arial1" fo:font-size="9pt" fo:background-color="#ffff00" style:font-size-asian="9pt" style:font-size-complex="9pt"/>
    </style:style>
    <style:style style:name="P20" style:family="paragraph" style:parent-style-name="Table_20_Contents">
      <style:paragraph-properties fo:text-align="justify" style:justify-single-word="false"/>
      <style:text-properties style:font-name="Arial1" fo:font-size="9pt" officeooo:paragraph-rsid="000a9fae" fo:background-color="#ffff00" style:font-size-asian="9pt" style:font-size-complex="9pt"/>
    </style:style>
    <style:style style:name="P21" style:family="paragraph" style:parent-style-name="Table_20_Contents">
      <style:paragraph-properties fo:text-align="justify" style:justify-single-word="false"/>
      <style:text-properties style:font-name="Arial1" fo:font-size="9pt" style:text-underline-style="solid" style:text-underline-width="auto" style:text-underline-color="font-color" officeooo:rsid="000a9fae" officeooo:paragraph-rsid="000a9fae" fo:background-color="transparent" style:font-size-asian="9pt" style:font-size-complex="9pt"/>
    </style:style>
    <style:style style:name="P22" style:family="paragraph" style:parent-style-name="Table_20_Contents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9pt" fo:font-style="normal" style:text-underline-style="none" fo:font-weight="normal" officeooo:paragraph-rsid="000a9fae" fo:background-color="#ffff00" style:font-size-asian="9pt" style:font-weight-asian="normal" style:font-size-complex="9pt" style:font-weight-complex="normal"/>
    </style:style>
    <style:style style:name="T1" style:family="text">
      <style:text-properties fo:color="#1f2f42" loext:opacity="100%" style:text-underline-style="none" style:font-weight-asian="normal" style:font-weight-complex="normal"/>
    </style:style>
    <style:style style:name="T2" style:family="text">
      <style:text-properties fo:color="#1f2f42" loext:opacity="100%" style:font-name="Arial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text-underline-style="none" style:font-weight-asian="normal" style:font-weight-complex="normal"/>
    </style:style>
    <style:style style:name="T5" style:family="text">
      <style:text-properties fo:color="#000000" loext:opacity="100%" style:font-name="Arial" fo:font-size="11pt" fo:language="es" fo:country="ES" style:text-underline-style="none" style:font-size-asian="11pt" style:font-size-complex="11pt"/>
    </style:style>
    <style:style style:name="T6" style:family="text">
      <style:text-properties fo:color="#000000" loext:opacity="100%" style:font-name="Arial" fo:font-size="11pt" fo:language="es" fo:country="ES" fo:font-weight="bold" style:font-size-asian="11pt" style:font-size-complex="11pt"/>
    </style:style>
    <style:style style:name="T7" style:family="text">
      <style:text-properties fo:color="#000000" loext:opacity="100%" style:font-name="Arial" fo:font-size="11pt" fo:language="es" fo:country="ES" style:font-size-asian="11pt" style:font-size-complex="11pt"/>
    </style:style>
    <style:style style:name="T8" style:family="text">
      <style:text-properties fo:color="#000000" loext:opacity="100%" style:font-name="Arial" fo:font-size="11pt" style:font-size-asian="11pt" style:font-size-complex="11pt"/>
    </style:style>
    <style:style style:name="T9" style:family="text"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333333" loext:opacity="100%" style:font-name="Arial" fo:font-size="11pt" fo:letter-spacing="normal" fo:font-weight="normal" style:font-size-asian="11pt" style:font-size-complex="11pt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officeooo:rsid="0007d0cc"/>
    </style:style>
    <style:style style:name="T13" style:family="text">
      <style:text-properties officeooo:rsid="000a9fa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8</text:p>
      <text:p text:style-name="P5"><text:span text:style-name="T4">1- </text:span><text:span text:style-name="T1">Dado el siguiente XML:</text:span>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&lt;cli:cliente&gt;</text:p>
            <text:p text:style-name="P10"><text:s text:c="4"/>&lt;cli:numero_ID&gt;1232654&lt;/cli:numero_ID&gt;</text:p>
            <text:p text:style-name="P10"><text:s text:c="4"/>&lt;cli:nombre&gt;Jorge Ruiz&lt;/cli:nombre&gt;</text:p>
            <text:p text:style-name="P10"><text:s text:c="4"/>&lt;cli:telefono&gt;99999999&lt;/cli:telefono&gt;</text:p>
            <text:p text:style-name="P10"><text:s text:c="4"/>&lt;ped:pedido&gt;</text:p>
            <text:p text:style-name="P10"><text:s text:c="6"/>&lt;ped:numero_ID&gt;6523213&lt;/ped:numero_ID&gt;</text:p>
            <text:p text:style-name="P10"><text:s text:c="6"/>&lt;ped:articulo&gt;Caja de herramientas&lt;/ped:articulo&gt;</text:p>
            <text:p text:style-name="P10"><text:s text:c="6"/>&lt;ped:precio&gt;187,90€&lt;/ped:precio&gt;</text:p>
            <text:p text:style-name="P10"><text:s text:c="4"/>&lt;/ped:pedido&gt;</text:p>
            <text:p text:style-name="P10">&lt;/cli:cliente&gt;</text:p>
            <text:p text:style-name="P10"/>
            <text:p text:style-name="P11">&lt;?xml version="1.0" encoding="UTF-8"?&gt;</text:p>
            <text:p text:style-name="P11">&lt;!DOCTYPE cli:cliente [</text:p>
            <text:p text:style-name="P11">&lt;!ELEMENT cli:cliente (cli:numero_ID, cli:nombre, cli:telefono, ped:pedido)&gt;</text:p>
            <text:p text:style-name="P11">&lt;!ELEMENT cli:numero_ID (#PCDATA)&gt;</text:p>
            <text:p text:style-name="P11">&lt;!ELEMENT cli:nombre (#PCDATA)&gt;</text:p>
            <text:p text:style-name="P11">&lt;!ELEMENT cli:telefono (#PCDATA)&gt;</text:p>
            <text:p text:style-name="P11">&lt;!ELEMENT ped:pedido (ped:numero_ID, ped:articulo, ped:precio)&gt;</text:p>
            <text:p text:style-name="P11">&lt;!ELEMENT ped:numero_ID (#PCDATA)&gt;</text:p>
            <text:p text:style-name="P11">&lt;!ELEMENT ped:articulo (#PCDATA)&gt;</text:p>
            <text:p text:style-name="P11">&lt;!ELEMENT ped:precio (#PCDATA)&gt; </text:p>
            <text:p text:style-name="P11">&lt;!ATTLIST cli:cliente xmlns:cli CDATA #REQUIRED</text:p>
            <text:p text:style-name="P11">xmlns:ped CDATA #REQUIRED&gt;</text:p>
            <text:p text:style-name="P11"><text:s/>&lt;!ENTITY euro "€"&gt;</text:p>
            <text:p text:style-name="P11"><text:s/>]&gt;</text:p>
            <text:p text:style-name="P11"/>
            <text:p text:style-name="P11">&lt;cli:cliente xmlns:cli="http://cliente" xmlns:ped="http://pedido"&gt;</text:p>
            <text:p text:style-name="P11"><text:s text:c="4"/>&lt;cli:numero_ID&gt;1232654&lt;/cli:numero_ID&gt;</text:p>
            <text:p text:style-name="P11"><text:s text:c="4"/>&lt;cli:nombre&gt;Jorge Ruiz&lt;/cli:nombre&gt;</text:p>
            <text:p text:style-name="P11"><text:s text:c="4"/>&lt;cli:telefono&gt;99999999&lt;/cli:telefono&gt;</text:p>
            <text:p text:style-name="P11"><text:s text:c="4"/>&lt;ped:pedido&gt;</text:p>
            <text:p text:style-name="P11"><text:s text:c="6"/>&lt;ped:numero_ID&gt;6523213&lt;/ped:numero_ID&gt;</text:p>
            <text:p text:style-name="P11"><text:s text:c="6"/>&lt;ped:articulo&gt;Caja de herramientas&lt;/ped:articulo&gt;</text:p>
            <text:p text:style-name="P11"><text:s text:c="6"/>&lt;ped:precio&gt;187,90&amp;euro;&lt;/ped:precio&gt;</text:p>
            <text:p text:style-name="P11"><text:s text:c="4"/>&lt;/ped:pedido&gt;</text:p>
            <text:p text:style-name="P11">&lt;/cli:cliente&gt;</text:p>
          </table:table-cell>
        </table:table-row>
      </table:table>
      <text:p text:style-name="P2"><text:s text:c="2"/></text:p>
      <text:p text:style-name="P2">Declara los espacios de nombres, representa el simbolo € mediante una entidad <text:s text:c="2"/>y a continuación valida el documento.</text:p>
      <text:p text:style-name="P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<text:span text:style-name="T8">2- </text:span><text:span text:style-name="T6">Android</text:span><text:span text:style-name="T7"> es un </text:span><text:a xlink:type="simple" xlink:href="http://es.wikipedia.org/wiki/Sistema_operativo" text:style-name="Internet_20_link" text:visited-style-name="Visited_20_Internet_20_Link"><text:span text:style-name="T5">sistema operativo</text:span></text:a><text:span text:style-name="T7"> diseñado principalmente para </text:span><text:a xlink:type="simple" xlink:href="http://es.wikipedia.org/wiki/Dispositivo_móvil" text:style-name="Internet_20_link" text:visited-style-name="Visited_20_Internet_20_Link"><text:span text:style-name="T5">dispositivos móviles</text:span></text:a><text:span text:style-name="T7"> <text:s/>como teléfonos <text:s/>inteligentes o tabletas y también <text:s/>para relojes inteligentes, televisores y automoviles. Android </text:span><text:span text:style-name="T8">emplea “las vistas” para mostrar los elementos. El siguiente XML es un ejemplo de <text:s/>vistas (diseño simple LinearVertical) . Realiza un DTD interno y comprueba que es válido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6">&lt;?xml version="1.0" encoding="UTF-8"?&gt;</text:p>
            <text:p text:style-name="P16">&lt;!DOCTYPE <text:s/>LinearLayout [</text:p>
            <text:p text:style-name="P16">&lt;!ELEMENT LinearLayout (TextView+, Button)&gt;</text:p>
            <text:p text:style-name="P16">&lt;!ATTLIST LinearLayout xmlns:android CDATA #REQUIRED</text:p>
            <text:p text:style-name="P16"><text:s/>android:orientation CDATA #REQUIRED</text:p>
            <text:p text:style-name="P16"><text:s/>android:layout_width CDATA #REQUIRED</text:p>
            <text:p text:style-name="P16"><text:s/>android:layout_height CDATA #REQUIRED&gt;</text:p>
            <text:p text:style-name="P16"><text:s/>&lt;!ELEMENT TextView EMPTY&gt;</text:p>
            <text:p text:style-name="P16"><text:s/>&lt;!ATTLIST TextView android:layout_width CDATA #REQUIRED</text:p>
            <text:p text:style-name="P16"><text:s/>android:layout_height CDATA #REQUIRED</text:p>
            <text:p text:style-name="P16"><text:s/>android:text CDATA #REQUIRED&gt; </text:p>
            <text:p text:style-name="P16">&lt;!ELEMENT Button EMPTY&gt;</text:p>
            <text:p text:style-name="P16">&lt;!ATTLIST Button android:layout_width CDATA #REQUIRED</text:p>
            <text:p text:style-name="P16"><text:s/>android:layout_height CDATA #REQUIRED</text:p>
            <text:p text:style-name="P16"><text:s/>android:text CDATA #REQUIRED</text:p>
            <text:p text:style-name="P16"><text:span text:style-name="T12"><text:s/>i</text:span>d CDATA #REQUIRED&gt;</text:p>
            <text:p text:style-name="P16"><text:s/>]&gt;</text:p>
            <text:p text:style-name="P7">&lt;LinearLayout xmlns:android="http://schemas.android.com/apk/res/android"</text:p>
            <text:p text:style-name="P7"><text:s text:c="4"/>android:orientation="vertical"</text:p>
            <text:p text:style-name="P7"><text:s text:c="4"/>android:layout_width="fill_parent"</text:p>
            <text:p text:style-name="P7"><text:s text:c="4"/>android:layout_height="fill_parent"</text:p>
            <text:p text:style-name="P7"><text:s text:c="4"/>&gt;</text:p>
            <text:p text:style-name="P7">&lt;TextView <text:s/></text:p>
            <text:p text:style-name="P7"><text:s text:c="4"/>android:layout_width="fill_parent" </text:p>
            <text:p text:style-name="P7"><text:s text:c="4"/>android:layout_height="wrap_content" </text:p>
            <text:p text:style-name="P7"><text:s text:c="4"/>android:text="Activity 1!"</text:p>
            <text:p text:style-name="P7"><text:s text:c="4"/>/&gt;</text:p>
            <text:p text:style-name="P7">&lt;TextView <text:s/></text:p>
            <text:p text:style-name="P7"><text:s text:c="4"/>android:layout_width="fill_parent" </text:p>
            <text:p text:style-name="P7"><text:s text:c="4"/>android:layout_height="wrap_content" </text:p>
            <text:p text:style-name="P7"><text:s text:c="4"/>android:text="Activity 1, second text view!"</text:p>
            <text:p text:style-name="P7"><text:s text:c="4"/>/&gt;</text:p>
            <text:p text:style-name="P7">&lt;Button</text:p>
            <text:p text:style-name="P7"><text:s text:c="4"/>android:layout_width="wrap_content" </text:p>
            <text:p text:style-name="P7"><text:s text:c="4"/>android:layout_height="wrap_content" </text:p>
            <text:p text:style-name="P7"><text:s text:c="4"/>android:text="Switch To Activity 2"</text:p>
            <text:p text:style-name="P7"><text:tab/>id="@+id/switchto2"</text:p>
            <text:p text:style-name="P7"><text:s text:c="4"/>/&gt; <text:s text:c="3"/></text:p>
            <text:p text:style-name="P7">&lt;/LinearLayout&gt;</text:p>
          </table:table-cell>
        </table:table-row>
      </table:table>
      <text:p text:style-name="P6"/>
      <text:section text:style-name="Sect1" text:name="ibm-top">
        <text:section text:style-name="Sect1" text:name="ibm-access-cntr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section text:style-name="Sect1" text:name="ibm-pcon">
            <text:section text:style-name="Sect1" text:name="ibm-content">
              <text:section text:style-name="Sect1" text:name="ibm-content-body">
                <text:section text:style-name="Sect1" text:name="ibm-content-main">
                  <text:p text:style-name="P8"><text:soft-page-break/>3- El archivo <text:s/>XML que se muestra a continuación <text:s/>representa al descriptor del despliegue para una aplicación Android.. Realiza la correspondiente validación.</text:p>
                  <table:table table:name="Tabla2" table:style-name="Tabla2">
                    <table:table-column table:style-name="Tabla2.A"/>
                    <table:table-row>
                      <table:table-cell table:style-name="Tabla2.A1" office:value-type="string">
                        <text:p text:style-name="Preformatted_20_Text">&lt;?xml version="1.0" encoding="utf-8"?&gt;</text:p>
                        <text:p text:style-name="P15">&lt;!DOCTYPE manifest [</text:p>
                        <text:p text:style-name="P15">&lt;!ELEMENT manifest (application)&gt;</text:p>
                        <text:p text:style-name="P15">&lt;!ATTLIST manifest xmlns:android CDATA #FIXED "http://schemas.android.com/apk/res/android"</text:p>
                        <text:p text:style-name="P15">package CDATA #REQUIRED&gt;</text:p>
                        <text:p text:style-name="P15">&lt;!ELEMENT application (activity)&gt;</text:p>
                        <text:p text:style-name="P15">&lt;!ATTLIST application android:icon CDATA #REQUIRED&gt;</text:p>
                        <text:p text:style-name="P15">&lt;!ELEMENT activity (intent-filter)&gt;</text:p>
                        <text:p text:style-name="P15">&lt;!ATTLIST activity class CDATA #FIXED ".SaySomething"</text:p>
                        <text:p text:style-name="P15">android:label CDATA #IMPLIED&gt;</text:p>
                        <text:p text:style-name="P15">&lt;!ELEMENT intent-filter (action, category)&gt;</text:p>
                        <text:p text:style-name="P15">&lt;!ELEMENT action EMPTY&gt;</text:p>
                        <text:p text:style-name="P15">&lt;!ELEMENT category EMPTY&gt;</text:p>
                        <text:p text:style-name="P15">&lt;!ATTLIST action android:value CDATA #REQUIRED&gt;</text:p>
                        <text:p text:style-name="P15">&lt;!ATTLIST category android:value CDATA #REQUIRED&gt;</text:p>
                        <text:p text:style-name="P15"><text:s/>]&gt;</text:p>
                        <text:p text:style-name="Preformatted_20_Text"/>
                        <text:p text:style-name="Preformatted_20_Text">&lt;manifest xmlns:android="http://schemas.android.com/apk/res/android"</text:p>
                        <text:p text:style-name="Preformatted_20_Text"><text:s text:c="4"/>package="com.msi.ibmtutorial"&gt;</text:p>
                        <text:p text:style-name="Preformatted_20_Text"><text:s text:c="4"/>&lt;application android:icon="@drawable/icon"&gt;</text:p>
                        <text:p text:style-name="Preformatted_20_Text"><text:s text:c="8"/>&lt;activity class=".SaySomething" android:label="@string/app_name"&gt;</text:p>
                        <text:p text:style-name="Preformatted_20_Text"><text:s text:c="12"/>&lt;intent-filter&gt;</text:p>
                        <text:p text:style-name="Preformatted_20_Text"><text:s text:c="16"/>&lt;action android:value="android.intent.action.MAIN" /&gt;</text:p>
                        <text:p text:style-name="Preformatted_20_Text"><text:s text:c="16"/>&lt;category android:value="android.intent.category.LAUNCHER" /&gt;</text:p>
                        <text:p text:style-name="Preformatted_20_Text"><text:s text:c="12"/>&lt;/intent-filter&gt;</text:p>
                        <text:p text:style-name="Preformatted_20_Text"><text:s text:c="8"/>&lt;/activity&gt;</text:p>
                        <text:p text:style-name="Preformatted_20_Text"><text:s text:c="4"/>&lt;/application&gt;</text:p>
                        <text:p text:style-name="P14">&lt;/manifest&gt;</text:p>
                      </table:table-cell>
                    </table:table-row>
                  </table:table>
                  <text:p text:style-name="Preformatted_20_Text"/>
                </text:section>
              </text:section>
            </text:section>
          </text:section>
        </text:section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3">4- El siguiente XML crea una aplicación para Android, </text:span><text:span text:style-name="T9">donde podemos ver tres elementos: </text:span><text:span text:style-name="Emphasis"><text:span text:style-name="T10">TextView </text:span></text:span><text:span text:style-name="T9">(objeto para mostrar texto), <text:s/></text:span><text:span text:style-name="Emphasis"><text:span text:style-name="T10">EditText </text:span></text:span><text:span text:style-name="T9">(caja de entrada de texto) y </text:span><text:span text:style-name="Emphasis"><text:span text:style-name="T10">Button </text:span></text:span><text:span text:style-name="T9">(botón).</text:span><text:span text:style-name="T11"> </text:span><text:span text:style-name="T2"><text:s text:c="2"/>Realiza un DTD externo y comprueba que es válido.</text:span></text:p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section text:style-name="Sect2" text:name="Sección1">
              <text:p text:style-name="P13">&lt;?xml version="1.0" encoding="UTF-8"?&gt;</text:p>
              <text:p text:style-name="P13">&lt;!DOCTYPE RelativeLayout <text:span text:style-name="T13">SYSTEM …dtd&gt;</text:span></text:p>
              <text:p text:style-name="P12">&lt;RelativeLayout xmlns:android="http://schemas.android.com/apk/res/android"</text:p>
              <text:p text:style-name="P12"><text:s text:c="2"/>android:layout_width="fill_parent"</text:p>
              <text:p text:style-name="P12"><text:s text:c="2"/>android:layout_height="fill_parent"&gt;</text:p>
              <text:p text:style-name="P12"><text:s text:c="2"/>&lt;EditText</text:p>
              <text:p text:style-name="P12"><text:s text:c="4"/>android:id="@+id/op_a"</text:p>
              <text:p text:style-name="P12"><text:s text:c="4"/>android:layout_width="fill_parent"</text:p>
              <text:p text:style-name="P12"><text:s text:c="4"/>android:layout_height="wrap_content"</text:p>
              <text:p text:style-name="P12"><text:s text:c="4"/>android:background="@android:drawable/editbox_background"</text:p>
              <text:p text:style-name="P12"><text:s text:c="4"/>android:layout_below="@id/label_a"/&gt;</text:p>
              <text:p text:style-name="P12"><text:s text:c="2"/>&lt;TextView</text:p>
              <text:p text:style-name="P12"><text:s text:c="4"/>android:id="@+id/label_b"</text:p>
              <text:p text:style-name="P12"><text:s text:c="4"/>android:layout_width="fill_parent"</text:p>
              <text:p text:style-name="P12"><text:s text:c="4"/>android:layout_height="wrap_content"</text:p>
              <text:p text:style-name="P12"><text:s text:c="4"/>android:layout_below="@id/op_a"</text:p>
              <text:p text:style-name="P12"><text:s text:c="4"/>android:text="Operando B:"/&gt;</text:p>
              <text:p text:style-name="P12"><text:s text:c="2"/>&lt;EditText</text:p>
              <text:p text:style-name="P12"><text:s text:c="4"/>android:id="@+id/op_b"</text:p>
              <text:p text:style-name="P12"><text:s text:c="4"/>android:layout_width="fill_parent"</text:p>
              <text:p text:style-name="P12"><text:s text:c="4"/>android:layout_height="wrap_content"</text:p>
              <text:p text:style-name="P12"><text:s text:c="4"/>android:background="@android:drawable/editbox_background"</text:p>
              <text:p text:style-name="P12"><text:s text:c="4"/>android:layout_below="@id/label_b"/&gt;</text:p>
              <text:p text:style-name="P12"><text:s text:c="2"/>&lt;Button</text:p>
              <text:p text:style-name="P12"><text:s text:c="4"/>android:id="@+id/sumar"</text:p>
              <text:p text:style-name="P12"><text:s text:c="4"/>android:layout_width="wrap_content"</text:p>
              <text:p text:style-name="P12"><text:s text:c="4"/>android:layout_height="wrap_content"</text:p>
              <text:p text:style-name="P12"><text:s text:c="4"/>android:layout_below="@id/op_b"</text:p>
              <text:p text:style-name="P12"><text:s text:c="4"/>android:layout_alignParentLeft="true"</text:p>
              <text:p text:style-name="P12"><text:s text:c="4"/>android:onClick="cSumar"</text:p>
              <text:p text:style-name="P12"><text:s text:c="4"/>android:text="+"/&gt;</text:p>
              <text:p text:style-name="P12"><text:s text:c="2"/>&lt;Button</text:p>
              <text:p text:style-name="P12"><text:s text:c="4"/>android:id="@+id/restar" <text:s text:c="2"/></text:p>
              <text:p text:style-name="P12"><text:s text:c="4"/>android:layout_width="wrap_content"</text:p>
              <text:p text:style-name="P12"><text:s text:c="4"/>android:layout_height="wrap_content"</text:p>
              <text:p text:style-name="P12"><text:s text:c="4"/>android:layout_toRightOf="@id/sumar"</text:p>
              <text:p text:style-name="P12"><text:s text:c="4"/>android:layout_alignTop="@id/sumar"</text:p>
              <text:p text:style-name="P12"><text:s text:c="4"/>android:onClick="cRestar"</text:p>
              <text:p text:style-name="P12"><text:s text:c="4"/>android:text="-"/&gt;</text:p>
              <text:p text:style-name="P12"><text:s text:c="2"/>&lt;Button</text:p>
              <text:p text:style-name="P12"><text:s text:c="4"/>android:id="@+id/multiplicar" <text:s/></text:p>
              <text:p text:style-name="P12"><text:s text:c="4"/>android:layout_width="wrap_content"</text:p>
              <text:p text:style-name="P12"><text:s text:c="4"/>android:layout_height="wrap_content"</text:p>
              <text:p text:style-name="P12"><text:s text:c="4"/>android:layout_toRightOf="@id/restar"</text:p>
              <text:p text:style-name="P12"><text:s text:c="4"/>android:layout_alignTop="@id/restar"</text:p>
              <text:p text:style-name="P12"><text:s text:c="4"/>android:onClick="cMultiplicar"</text:p>
              <text:p text:style-name="P12"><text:s text:c="4"/>android:text="*" /&gt;</text:p>
              <text:p text:style-name="P12"><text:s text:c="2"/>&lt;Button</text:p>
              <text:p text:style-name="P12"><text:s text:c="4"/>android:id="@+id/dividir" <text:s text:c="2"/></text:p>
              <text:p text:style-name="P12"><text:s text:c="4"/>android:layout_width="wrap_content"</text:p>
              <text:p text:style-name="P12"><text:s text:c="4"/>android:layout_height="wrap_content"</text:p>
              <text:p text:style-name="P12"><text:s text:c="4"/>android:layout_toRightOf="@id/multiplicar"</text:p>
              <text:p text:style-name="P12"><text:s text:c="4"/>android:layout_alignTop="@id/sumar"</text:p>
              <text:p text:style-name="P12"><text:s text:c="4"/>android:onClick="cDividir"</text:p>
              <text:p text:style-name="P12"><text:s text:c="4"/>android:text="/"/&gt; <text:s/></text:p>
              <text:p text:style-name="P12"><text:s text:c="2"/>&lt;TextView</text:p>
              <text:p text:style-name="P12"><text:s text:c="4"/>android:id="@+id/texto_resultado"</text:p>
              <text:p text:style-name="P12"><text:s text:c="4"/>android:layout_width="fill_parent"</text:p>
              <text:p text:style-name="P12"><text:s text:c="4"/>android:layout_height="wrap_content"</text:p>
              <text:p text:style-name="P12"><text:s text:c="4"/>android:layout_below="@id/dividir"</text:p>
              <text:p text:style-name="P12"><text:s text:c="4"/>android:text="Resultado:"/&gt;</text:p>
              <text:p text:style-name="P12"><text:s text:c="2"/>&lt;TextView</text:p>
              <text:p text:style-name="P12"><text:s text:c="3"/>android:id="@+id/resultado"</text:p>
              <text:p text:style-name="P12"><text:s text:c="3"/>android:layout_width="fill_parent"</text:p>
              <text:p text:style-name="P12"><text:s text:c="3"/>android:layout_height="wrap_content"</text:p>
              <text:p text:style-name="P12"><text:s text:c="3"/>android:layout_below="@id/texto_resultado"</text:p>
              <text:p text:style-name="P12"><text:s text:c="3"/>android:text="Realice operación para obtener resultado"/&gt;</text:p>
              <text:p text:style-name="P12">&lt;/RelativeLayout&gt;</text:p>
              <text:p text:style-name="P12"/>
              <text:p text:style-name="P12"/>
              <text:p text:style-name="P12"/>
              <text:p text:style-name="P12"/>
              <text:p text:style-name="P12"/>
            </text:section>
          </table:table-cell>
        </table:table-row>
      </table:table>
      <text:p text:style-name="P21">DTD EXTERNO:</text:p>
      <text:p text:style-name="P20"/>
      <text:p text:style-name="P20"/>
      <text:p text:style-name="P20">&lt;!ELEMENT RelativeLayout <text:span text:style-name="T13">(EditText | TextView | Button)*</text:span>&gt;</text:p>
      <text:p text:style-name="P20">&lt;!ATTLIST RelativeLayout xmlns:android CDATA #REQUIRED </text:p>
      <text:p text:style-name="P20"><text:s text:c="2"/>android:layout_width CDATA #REQUIRED </text:p>
      <text:p text:style-name="P20"><text:s text:c="2"/>android:layout_height CDATA #REQUIRED &gt;</text:p>
      <text:p text:style-name="P20">&lt;!ELEMENT EditText EMPTY&gt;</text:p>
      <text:p text:style-name="P20">&lt;!ATTLIST EditText android:id CDATA #REQUIRED </text:p>
      <text:p text:style-name="P20"><text:s text:c="4"/>android:layout_width CDATA #REQUIRED </text:p>
      <text:p text:style-name="P20"><text:s text:c="4"/>android:layout_height CDATA #REQUIRED</text:p>
      <text:p text:style-name="P20"><text:s text:c="4"/>android:background CDATA #REQUIRED</text:p>
      <text:p text:style-name="P20"><text:s text:c="4"/>android:layout_below CDATA #REQUIRED&gt;</text:p>
      <text:p text:style-name="P20">&lt;!ELEMENT TextView EMPTY&gt;</text:p>
      <text:p text:style-name="P20">&lt;!ATTLIST TextView android:id CDATA #REQUIRED</text:p>
      <text:p text:style-name="P20"><text:s text:c="4"/>android:layout_width CDATA #REQUIRED</text:p>
      <text:p text:style-name="P20"><text:s text:c="4"/>android:layout_height CDATA #REQUIRED</text:p>
      <text:p text:style-name="P20"><text:s text:c="4"/>android:layout_below CDATA #REQUIRED</text:p>
      <text:p text:style-name="P20"><text:s text:c="4"/>android:text CDATA #REQUIRED&gt;</text:p>
      <text:p text:style-name="P20">&lt;!ELEMENT Button EMPTY&gt;</text:p>
      <text:p text:style-name="P20">&lt;!ATTLIST Button android:id CDATA #IMPLIED</text:p>
      <text:p text:style-name="P20"><text:s text:c="4"/>android:layout_width CDATA #IMPLIED</text:p>
      <text:p text:style-name="P20"><text:s text:c="4"/>android:layout_height CDATA #IMPLIED</text:p>
      <text:p text:style-name="P20"><text:s text:c="4"/>android:layout_below CDATA #IMPLIED</text:p>
      <text:p text:style-name="P20"><text:s text:c="4"/>android:layout_alignParentLeft CDATA #IMPLIED</text:p>
      <text:p text:style-name="P20"><text:s text:c="4"/>android:onClick CDATA #IMPLIED</text:p>
      <text:p text:style-name="P20"><text:soft-page-break/><text:s text:c="4"/>android:text CDATA #IMPLIED</text:p>
      <text:p text:style-name="P20"><text:s text:c="4"/>android:layout_toRightOf CDATA #IMPLIED</text:p>
      <text:p text:style-name="P22"><text:s text:c="4"/>android:layout_alignTop CDATA #IMPLIED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</meta:initial-creator>
    <meta:creation-date>2010-09-13T17:42:35</meta:creation-date>
    <dc:date>2022-10-13T13:28:50.571793402</dc:date>
    <meta:print-date>2014-10-24T17:11:58.10</meta:print-date>
    <dc:language>es-ES</dc:language>
    <meta:editing-cycles>17</meta:editing-cycles>
    <meta:editing-duration>PT3H7M6S</meta:editing-duration>
    <meta:printed-by>e e</meta:printed-by>
    <meta:document-statistic meta:table-count="4" meta:image-count="0" meta:object-count="0" meta:page-count="5" meta:paragraph-count="202" meta:word-count="550" meta:character-count="7715" meta:non-whitespace-character-count="6786"/>
    <meta:user-defined meta:name="Info 1"/>
    <meta:user-defined meta:name="Info 2"/>
    <meta:user-defined meta:name="Info 3"/>
    <meta:user-defined meta:name="Info 4"/>
  </office:meta>
</office:document-meta>
</file>